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1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 style:data-style-name="N11">
      <style:table-cell-properties fo:background-color="#ccffcc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ccffcc"/>
    </style:style>
    <style:style style:name="ce6" style:family="table-cell" style:parent-style-name="Default">
      <style:table-cell-properties fo:background-color="#66ff00"/>
      <style:text-properties fo:color="#000000"/>
    </style:style>
    <style:style style:name="ce7" style:family="table-cell" style:parent-style-name="Default">
      <style:table-cell-properties fo:background-color="#66ff00"/>
      <style:text-properties fo:color="#000000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4" table:default-cell-style-name="ce2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classified</text:p>
          </table:table-cell>
          <table:table-cell table:style-name="ce1" office:value-type="string" calcext:value-type="string">
            <text:p>variou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door</text:p>
          </table:table-cell>
          <table:table-cell table:style-name="ce1" office:value-type="string" calcext:value-type="string">
            <text:p>pavement</text:p>
          </table:table-cell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sky</text:p>
          </table:table-cell>
          <table:table-cell table:style-name="ce1" office:value-type="string" calcext:value-type="string">
            <text:p>vegetation</text:p>
          </table:table-cell>
          <table:table-cell table:style-name="ce1" office:value-type="string" calcext:value-type="string">
            <text:p>win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</text:p>
          </table:table-cell>
          <table:table-cell/>
          <table:table-cell table:style-name="ce3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table:style-name="ce3" table:formula="of:=[.C34]+[.C44]" office:value-type="float" office:value="11686750" calcext:value-type="float">
            <text:p>11686750</text:p>
          </table:table-cell>
          <table:table-cell table:style-name="ce3" table:formula="of:=[.D34]+[.D44]" office:value-type="float" office:value="737683" calcext:value-type="float">
            <text:p>737683</text:p>
          </table:table-cell>
          <table:table-cell table:style-name="ce3" table:formula="of:=[.E34]+[.E44]" office:value-type="float" office:value="202076" calcext:value-type="float">
            <text:p>202076</text:p>
          </table:table-cell>
          <table:table-cell table:style-name="ce3" table:formula="of:=[.F34]+[.F44]" office:value-type="float" office:value="839533" calcext:value-type="float">
            <text:p>839533</text:p>
          </table:table-cell>
          <table:table-cell table:style-name="ce3" table:formula="of:=[.G34]+[.G44]" office:value-type="float" office:value="1319306" calcext:value-type="float">
            <text:p>1319306</text:p>
          </table:table-cell>
          <table:table-cell table:style-name="ce3" table:formula="of:=[.H34]+[.H44]" office:value-type="float" office:value="485968" calcext:value-type="float">
            <text:p>485968</text:p>
          </table:table-cell>
          <table:table-cell table:style-name="ce3" table:formula="of:=[.I34]+[.I44]" office:value-type="float" office:value="1255654" calcext:value-type="float">
            <text:p>1255654</text:p>
          </table:table-cell>
          <table:table-cell table:style-name="ce3" table:formula="of:=[.J34]+[.J44]" office:value-type="float" office:value="916893" calcext:value-type="float">
            <text:p>9168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</text:p>
          </table:table-cell>
          <table:table-cell/>
          <table:table-cell table:style-name="ce3" table:formula="of:=[.C35]+[.C45]" office:value-type="float" office:value="388454" calcext:value-type="float">
            <text:p>388454</text:p>
          </table:table-cell>
          <table:table-cell table:style-name="ce3" table:formula="of:=[.D35]+[.D45]" office:value-type="float" office:value="372008" calcext:value-type="float">
            <text:p>372008</text:p>
          </table:table-cell>
          <table:table-cell table:style-name="ce3" table:formula="of:=[.E35]+[.E45]" office:value-type="float" office:value="6430" calcext:value-type="float">
            <text:p>6430</text:p>
          </table:table-cell>
          <table:table-cell table:style-name="ce3" table:formula="of:=[.F35]+[.F45]" office:value-type="float" office:value="46132" calcext:value-type="float">
            <text:p>46132</text:p>
          </table:table-cell>
          <table:table-cell table:style-name="ce3" table:formula="of:=[.G35]+[.G45]" office:value-type="float" office:value="128272" calcext:value-type="float">
            <text:p>128272</text:p>
          </table:table-cell>
          <table:table-cell table:style-name="ce3" table:formula="of:=[.H35]+[.H45]" office:value-type="float" office:value="20818" calcext:value-type="float">
            <text:p>20818</text:p>
          </table:table-cell>
          <table:table-cell table:style-name="ce3" table:formula="of:=[.I35]+[.I45]" office:value-type="float" office:value="69980" calcext:value-type="float">
            <text:p>69980</text:p>
          </table:table-cell>
          <table:table-cell table:style-name="ce3" table:formula="of:=[.J35]+[.J45]" office:value-type="float" office:value="30814" calcext:value-type="float">
            <text:p>30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</text:p>
          </table:table-cell>
          <table:table-cell/>
          <table:table-cell table:style-name="ce3" table:formula="of:=[.C36]+[.C46]" office:value-type="float" office:value="1225" calcext:value-type="float">
            <text:p>1225</text:p>
          </table:table-cell>
          <table:table-cell table:style-name="ce3" table:formula="of:=[.D36]+[.D46]" office:value-type="float" office:value="796" calcext:value-type="float">
            <text:p>796</text:p>
          </table:table-cell>
          <table:table-cell table:style-name="ce3" table:formula="of:=[.E36]+[.E46]" office:value-type="float" office:value="5" calcext:value-type="float">
            <text:p>5</text:p>
          </table:table-cell>
          <table:table-cell table:style-name="ce3" table:formula="of:=[.F36]+[.F46]" office:value-type="float" office:value="235" calcext:value-type="float">
            <text:p>235</text:p>
          </table:table-cell>
          <table:table-cell table:style-name="ce3" table:formula="of:=[.G36]+[.G46]" office:value-type="float" office:value="626" calcext:value-type="float">
            <text:p>626</text:p>
          </table:table-cell>
          <table:table-cell table:style-name="ce3" table:formula="of:=[.H36]+[.H46]" office:value-type="float" office:value="1" calcext:value-type="float">
            <text:p>1</text:p>
          </table:table-cell>
          <table:table-cell table:style-name="ce3" table:formula="of:=[.I36]+[.I46]" office:value-type="float" office:value="189" calcext:value-type="float">
            <text:p>189</text:p>
          </table:table-cell>
          <table:table-cell table:style-name="ce3" table:formula="of:=[.J36]+[.J4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vement</text:p>
          </table:table-cell>
          <table:table-cell/>
          <table:table-cell table:style-name="ce3" table:formula="of:=[.C37]+[.C47]" office:value-type="float" office:value="316688" calcext:value-type="float">
            <text:p>316688</text:p>
          </table:table-cell>
          <table:table-cell table:style-name="ce3" table:formula="of:=[.D37]+[.D47]" office:value-type="float" office:value="26142" calcext:value-type="float">
            <text:p>26142</text:p>
          </table:table-cell>
          <table:table-cell table:style-name="ce3" table:formula="of:=[.E37]+[.E47]" office:value-type="float" office:value="7966" calcext:value-type="float">
            <text:p>7966</text:p>
          </table:table-cell>
          <table:table-cell table:style-name="ce3" table:formula="of:=[.F37]+[.F47]" office:value-type="float" office:value="141204" calcext:value-type="float">
            <text:p>141204</text:p>
          </table:table-cell>
          <table:table-cell table:style-name="ce3" table:formula="of:=[.G37]+[.G47]" office:value-type="float" office:value="407337" calcext:value-type="float">
            <text:p>407337</text:p>
          </table:table-cell>
          <table:table-cell table:style-name="ce3" table:formula="of:=[.H37]+[.H47]" office:value-type="float" office:value="2963" calcext:value-type="float">
            <text:p>2963</text:p>
          </table:table-cell>
          <table:table-cell table:style-name="ce3" table:formula="of:=[.I37]+[.I47]" office:value-type="float" office:value="12808" calcext:value-type="float">
            <text:p>12808</text:p>
          </table:table-cell>
          <table:table-cell table:style-name="ce3" table:formula="of:=[.J37]+[.J47]"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</text:p>
          </table:table-cell>
          <table:table-cell/>
          <table:table-cell table:style-name="ce3" table:formula="of:=[.C38]+[.C48]" office:value-type="float" office:value="710750" calcext:value-type="float">
            <text:p>710750</text:p>
          </table:table-cell>
          <table:table-cell table:style-name="ce3" table:formula="of:=[.D38]+[.D48]" office:value-type="float" office:value="73368" calcext:value-type="float">
            <text:p>73368</text:p>
          </table:table-cell>
          <table:table-cell table:style-name="ce3" table:formula="of:=[.E38]+[.E48]" office:value-type="float" office:value="8855" calcext:value-type="float">
            <text:p>8855</text:p>
          </table:table-cell>
          <table:table-cell table:style-name="ce3" table:formula="of:=[.F38]+[.F48]" office:value-type="float" office:value="483699" calcext:value-type="float">
            <text:p>483699</text:p>
          </table:table-cell>
          <table:table-cell table:style-name="ce3" table:formula="of:=[.G38]+[.G48]" office:value-type="float" office:value="2612080" calcext:value-type="float">
            <text:p>2612080</text:p>
          </table:table-cell>
          <table:table-cell table:style-name="ce3" table:formula="of:=[.H38]+[.H48]" office:value-type="float" office:value="23343" calcext:value-type="float">
            <text:p>23343</text:p>
          </table:table-cell>
          <table:table-cell table:style-name="ce3" table:formula="of:=[.I38]+[.I48]" office:value-type="float" office:value="110379" calcext:value-type="float">
            <text:p>110379</text:p>
          </table:table-cell>
          <table:table-cell table:style-name="ce3" table:formula="of:=[.J38]+[.J48]" office:value-type="float" office:value="11408" calcext:value-type="float">
            <text:p>11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table:style-name="ce3" table:formula="of:=[.C39]+[.C49]" office:value-type="float" office:value="131255" calcext:value-type="float">
            <text:p>131255</text:p>
          </table:table-cell>
          <table:table-cell table:style-name="ce3" table:formula="of:=[.D39]+[.D49]" office:value-type="float" office:value="15763" calcext:value-type="float">
            <text:p>15763</text:p>
          </table:table-cell>
          <table:table-cell table:style-name="ce3" table:formula="of:=[.E39]+[.E49]" office:value-type="float" office:value="0" calcext:value-type="float">
            <text:p>0</text:p>
          </table:table-cell>
          <table:table-cell table:style-name="ce3" table:formula="of:=[.F39]+[.F49]" office:value-type="float" office:value="7776" calcext:value-type="float">
            <text:p>7776</text:p>
          </table:table-cell>
          <table:table-cell table:style-name="ce3" table:formula="of:=[.G39]+[.G49]" office:value-type="float" office:value="6348" calcext:value-type="float">
            <text:p>6348</text:p>
          </table:table-cell>
          <table:table-cell table:style-name="ce3" table:formula="of:=[.H39]+[.H49]" office:value-type="float" office:value="3019520" calcext:value-type="float">
            <text:p>3019520</text:p>
          </table:table-cell>
          <table:table-cell table:style-name="ce3" table:formula="of:=[.I39]+[.I49]" office:value-type="float" office:value="59236" calcext:value-type="float">
            <text:p>59236</text:p>
          </table:table-cell>
          <table:table-cell table:style-name="ce3" table:formula="of:=[.J39]+[.J49]" office:value-type="float" office:value="15359" calcext:value-type="float">
            <text:p>15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style-name="ce3" table:formula="of:=[.C40]+[.C50]" office:value-type="float" office:value="312099" calcext:value-type="float">
            <text:p>312099</text:p>
          </table:table-cell>
          <table:table-cell table:style-name="ce3" table:formula="of:=[.D40]+[.D50]" office:value-type="float" office:value="23843" calcext:value-type="float">
            <text:p>23843</text:p>
          </table:table-cell>
          <table:table-cell table:style-name="ce3" table:formula="of:=[.E40]+[.E50]" office:value-type="float" office:value="4434" calcext:value-type="float">
            <text:p>4434</text:p>
          </table:table-cell>
          <table:table-cell table:style-name="ce3" table:formula="of:=[.F40]+[.F50]" office:value-type="float" office:value="12915" calcext:value-type="float">
            <text:p>12915</text:p>
          </table:table-cell>
          <table:table-cell table:style-name="ce3" table:formula="of:=[.G40]+[.G50]" office:value-type="float" office:value="30762" calcext:value-type="float">
            <text:p>30762</text:p>
          </table:table-cell>
          <table:table-cell table:style-name="ce3" table:formula="of:=[.H40]+[.H50]" office:value-type="float" office:value="43756" calcext:value-type="float">
            <text:p>43756</text:p>
          </table:table-cell>
          <table:table-cell table:style-name="ce3" table:formula="of:=[.I40]+[.I50]" office:value-type="float" office:value="988145" calcext:value-type="float">
            <text:p>988145</text:p>
          </table:table-cell>
          <table:table-cell table:style-name="ce3" table:formula="of:=[.J40]+[.J50]"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table:style-name="ce3" table:formula="of:=[.C41]+[.C51]" office:value-type="float" office:value="169239" calcext:value-type="float">
            <text:p>169239</text:p>
          </table:table-cell>
          <table:table-cell table:style-name="ce3" table:formula="of:=[.D41]+[.D51]" office:value-type="float" office:value="9300" calcext:value-type="float">
            <text:p>9300</text:p>
          </table:table-cell>
          <table:table-cell table:style-name="ce3" table:formula="of:=[.E41]+[.E51]" office:value-type="float" office:value="3458" calcext:value-type="float">
            <text:p>3458</text:p>
          </table:table-cell>
          <table:table-cell table:style-name="ce3" table:formula="of:=[.F41]+[.F51]" office:value-type="float" office:value="5495" calcext:value-type="float">
            <text:p>5495</text:p>
          </table:table-cell>
          <table:table-cell table:style-name="ce3" table:formula="of:=[.G41]+[.G51]" office:value-type="float" office:value="4183" calcext:value-type="float">
            <text:p>4183</text:p>
          </table:table-cell>
          <table:table-cell table:style-name="ce3" table:formula="of:=[.H41]+[.H51]" office:value-type="float" office:value="8129" calcext:value-type="float">
            <text:p>8129</text:p>
          </table:table-cell>
          <table:table-cell table:style-name="ce3" table:formula="of:=[.I41]+[.I51]" office:value-type="float" office:value="14368" calcext:value-type="float">
            <text:p>14368</text:p>
          </table:table-cell>
          <table:table-cell table:style-name="ce3" table:formula="of:=[.J41]+[.J51]" office:value-type="float" office:value="55349" calcext:value-type="float">
            <text:p>5534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8"/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style-name="ce3" table:formula="of:=SUM([.C3:.C10])" office:value-type="float" office:value="13716460" calcext:value-type="float">
            <text:p>13716460</text:p>
          </table:table-cell>
          <table:table-cell table:style-name="ce3" table:formula="of:=SUM([.D3:.D10])" office:value-type="float" office:value="1258903" calcext:value-type="float">
            <text:p>1258903</text:p>
          </table:table-cell>
          <table:table-cell table:style-name="ce3" table:formula="of:=SUM([.E3:.E10])" office:value-type="float" office:value="233224" calcext:value-type="float">
            <text:p>233224</text:p>
          </table:table-cell>
          <table:table-cell table:style-name="ce3" table:formula="of:=SUM([.F3:.F10])" office:value-type="float" office:value="1536989" calcext:value-type="float">
            <text:p>1536989</text:p>
          </table:table-cell>
          <table:table-cell table:style-name="ce3" table:formula="of:=SUM([.G3:.G10])" office:value-type="float" office:value="4508914" calcext:value-type="float">
            <text:p>4508914</text:p>
          </table:table-cell>
          <table:table-cell table:style-name="ce3" table:formula="of:=SUM([.H3:.H10])" office:value-type="float" office:value="3604498" calcext:value-type="float">
            <text:p>3604498</text:p>
          </table:table-cell>
          <table:table-cell table:style-name="ce3" table:formula="of:=SUM([.I3:.I10])" office:value-type="float" office:value="2510759" calcext:value-type="float">
            <text:p>2510759</text:p>
          </table:table-cell>
          <table:table-cell table:style-name="ce3" table:formula="of:=SUM([.J3:.J10])" office:value-type="float" office:value="1041282" calcext:value-type="float">
            <text:p>1041282</text:p>
          </table:table-cell>
          <table:table-cell/>
          <table:table-cell table:style-name="ce6" table:formula="of:=SUM([.C12:.J12])" office:value-type="float" office:value="28411029" calcext:value-type="float">
            <text:p>28411029</text:p>
          </table:table-cell>
          <table:table-cell table:style-name="ce7" office:value-type="string" calcext:value-type="string">
            <text:p>Overall</text:p>
          </table:table-cell>
          <table:table-cell table:style-name="ce7" table:formula="of:=[.L13]/[.L12]" office:value-type="float" office:value="0.664356824245964" calcext:value-type="float">
            <text:p>0,6643568242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/>
          <table:table-cell table:style-name="ce3" table:formula="of:=[.C3]" office:value-type="float" office:value="11686750" calcext:value-type="float">
            <text:p>11686750</text:p>
          </table:table-cell>
          <table:table-cell table:style-name="ce3" table:formula="of:=[.D4]" office:value-type="float" office:value="372008" calcext:value-type="float">
            <text:p>372008</text:p>
          </table:table-cell>
          <table:table-cell table:style-name="ce3" table:formula="of:=[.E5]" office:value-type="float" office:value="5" calcext:value-type="float">
            <text:p>5</text:p>
          </table:table-cell>
          <table:table-cell table:style-name="ce3" table:formula="of:=[.F6]" office:value-type="float" office:value="141204" calcext:value-type="float">
            <text:p>141204</text:p>
          </table:table-cell>
          <table:table-cell table:style-name="ce3" table:formula="of:=[.G7]" office:value-type="float" office:value="2612080" calcext:value-type="float">
            <text:p>2612080</text:p>
          </table:table-cell>
          <table:table-cell table:style-name="ce3" table:formula="of:=[.H8]" office:value-type="float" office:value="3019520" calcext:value-type="float">
            <text:p>3019520</text:p>
          </table:table-cell>
          <table:table-cell table:style-name="ce3" table:formula="of:=[.I9]" office:value-type="float" office:value="988145" calcext:value-type="float">
            <text:p>988145</text:p>
          </table:table-cell>
          <table:table-cell table:style-name="ce3" table:formula="of:=[.J10]" office:value-type="float" office:value="55349" calcext:value-type="float">
            <text:p>55349</text:p>
          </table:table-cell>
          <table:table-cell/>
          <table:table-cell table:style-name="ce6" table:formula="of:=SUM([.C13:.J13])" office:value-type="float" office:value="18875061" calcext:value-type="float">
            <text:p>18875061</text:p>
          </table:table-cell>
          <table:table-cell table:style-name="ce7" office:value-type="string" calcext:value-type="string">
            <text:p>Average</text:p>
          </table:table-cell>
          <table:table-cell table:style-name="ce7" table:formula="of:=SUM([.C14:.J14])/8" office:value-type="float" office:value="0.387894992357519" calcext:value-type="float">
            <text:p>0,3878949924</text:p>
          </table:table-cell>
        </table:table-row>
        <table:table-row table:style-name="ro2">
          <table:table-cell office:value-type="string" calcext:value-type="string">
            <text:p>ratio</text:p>
          </table:table-cell>
          <table:table-cell/>
          <table:table-cell table:style-name="ce4" table:formula="of:=[.C13]/[.C12]" office:value-type="percentage" office:value="0.852023772897672" calcext:value-type="percentage">
            <text:p>85,20%</text:p>
          </table:table-cell>
          <table:table-cell table:style-name="ce4" table:formula="of:=[.D13]/[.D12]" office:value-type="percentage" office:value="0.29550171855973" calcext:value-type="percentage">
            <text:p>29,55%</text:p>
          </table:table-cell>
          <table:table-cell table:style-name="ce4" table:formula="of:=[.E13]/[.E12]" office:value-type="percentage" office:value="0.0000214386169519432" calcext:value-type="percentage">
            <text:p>0,00%</text:p>
          </table:table-cell>
          <table:table-cell table:style-name="ce4" table:formula="of:=[.F13]/[.F12]" office:value-type="percentage" office:value="0.0918705338815047" calcext:value-type="percentage">
            <text:p>9,19%</text:p>
          </table:table-cell>
          <table:table-cell table:style-name="ce4" table:formula="of:=[.G13]/[.G12]" office:value-type="percentage" office:value="0.579314664240657" calcext:value-type="percentage">
            <text:p>57,93%</text:p>
          </table:table-cell>
          <table:table-cell table:style-name="ce4" table:formula="of:=[.H13]/[.H12]" office:value-type="percentage" office:value="0.837708884843326" calcext:value-type="percentage">
            <text:p>83,77%</text:p>
          </table:table-cell>
          <table:table-cell table:style-name="ce4" table:formula="of:=[.I13]/[.I12]" office:value-type="percentage" office:value="0.393564256864159" calcext:value-type="percentage">
            <text:p>39,36%</text:p>
          </table:table-cell>
          <table:table-cell table:style-name="ce4" table:formula="of:=[.J13]/[.J12]" office:value-type="percentage" office:value="0.0531546689561521" calcext:value-type="percentage">
            <text:p>5,32%</text:p>
          </table:table-cell>
          <table:table-cell table:number-columns-repeated="4"/>
        </table:table-row>
        <table:table-row table:style-name="ro2" table:number-rows-repeated="3"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 calcext:value-type="string">
            <text:p>classified</text:p>
          </table:table-cell>
          <table:table-cell table:style-name="ce1" office:value-type="string" calcext:value-type="string">
            <text:p>variou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door</text:p>
          </table:table-cell>
          <table:table-cell table:style-name="ce1" office:value-type="string" calcext:value-type="string">
            <text:p>pavement</text:p>
          </table:table-cell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sky</text:p>
          </table:table-cell>
          <table:table-cell table:style-name="ce1" office:value-type="string" calcext:value-type="string">
            <text:p>vegetation</text:p>
          </table:table-cell>
          <table:table-cell table:style-name="ce1" office:value-type="string" calcext:value-type="string">
            <text:p>wind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</text:p>
          </table:table-cell>
          <table:table-cell/>
          <table:table-cell table:style-name="ce3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table:style-name="ce5" table:formula="of:=[.C3]/[.C$12]" office:value-type="percentage" office:value="0.852023772897672" calcext:value-type="percentage">
            <text:p>85,20%</text:p>
          </table:table-cell>
          <table:table-cell table:style-name="ce5" table:formula="of:=[.D3]/[.D$12]" office:value-type="percentage" office:value="0.585972866853125" calcext:value-type="percentage">
            <text:p>58,60%</text:p>
          </table:table-cell>
          <table:table-cell table:style-name="ce5" table:formula="of:=[.E3]/[.E$12]" office:value-type="percentage" office:value="0.866445991836175" calcext:value-type="percentage">
            <text:p>86,64%</text:p>
          </table:table-cell>
          <table:table-cell table:style-name="ce5" table:formula="of:=[.F3]/[.F$12]" office:value-type="percentage" office:value="0.546219263768316" calcext:value-type="percentage">
            <text:p>54,62%</text:p>
          </table:table-cell>
          <table:table-cell table:style-name="ce5" table:formula="of:=[.G3]/[.G$12]" office:value-type="percentage" office:value="0.292599504004734" calcext:value-type="percentage">
            <text:p>29,26%</text:p>
          </table:table-cell>
          <table:table-cell table:style-name="ce5" table:formula="of:=[.H3]/[.H$12]" office:value-type="percentage" office:value="0.134822657690475" calcext:value-type="percentage">
            <text:p>13,48%</text:p>
          </table:table-cell>
          <table:table-cell table:style-name="ce5" table:formula="of:=[.I3]/[.I$12]" office:value-type="percentage" office:value="0.500109329489608" calcext:value-type="percentage">
            <text:p>50,01%</text:p>
          </table:table-cell>
          <table:table-cell table:style-name="ce5" table:formula="of:=[.J3]/[.J$12]" office:value-type="percentage" office:value="0.880542446714723" calcext:value-type="percentage">
            <text:p>88,0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table:style-name="ce5" table:formula="of:=[.C4]/[.C$12]" office:value-type="percentage" office:value="0.0283202808888008" calcext:value-type="percentage">
            <text:p>2,83%</text:p>
          </table:table-cell>
          <table:table-cell table:style-name="ce5" table:formula="of:=[.D4]/[.D$12]" office:value-type="percentage" office:value="0.29550171855973" calcext:value-type="percentage">
            <text:p>29,55%</text:p>
          </table:table-cell>
          <table:table-cell table:style-name="ce5" table:formula="of:=[.E4]/[.E$12]" office:value-type="percentage" office:value="0.0275700614001989" calcext:value-type="percentage">
            <text:p>2,76%</text:p>
          </table:table-cell>
          <table:table-cell table:style-name="ce5" table:formula="of:=[.F4]/[.F$12]" office:value-type="percentage" office:value="0.0300145284058637" calcext:value-type="percentage">
            <text:p>3,00%</text:p>
          </table:table-cell>
          <table:table-cell table:style-name="ce5" table:formula="of:=[.G4]/[.G$12]" office:value-type="percentage" office:value="0.0284485355010098" calcext:value-type="percentage">
            <text:p>2,84%</text:p>
          </table:table-cell>
          <table:table-cell table:style-name="ce5" table:formula="of:=[.H4]/[.H$12]" office:value-type="percentage" office:value="0.00577556153450494" calcext:value-type="percentage">
            <text:p>0,58%</text:p>
          </table:table-cell>
          <table:table-cell table:style-name="ce5" table:formula="of:=[.I4]/[.I$12]" office:value-type="percentage" office:value="0.0278720498462815" calcext:value-type="percentage">
            <text:p>2,79%</text:p>
          </table:table-cell>
          <table:table-cell table:style-name="ce5" table:formula="of:=[.J4]/[.J$12]" office:value-type="percentage" office:value="0.0295923678696069" calcext:value-type="percentage">
            <text:p>2,9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</text:p>
          </table:table-cell>
          <table:table-cell/>
          <table:table-cell table:style-name="ce5" table:formula="of:=[.C5]/[.C$12]" office:value-type="percentage" office:value="0.0000893087575074035" calcext:value-type="percentage">
            <text:p>0,01%</text:p>
          </table:table-cell>
          <table:table-cell table:style-name="ce5" table:formula="of:=[.D5]/[.D$12]" office:value-type="percentage" office:value="0.000632296531186279" calcext:value-type="percentage">
            <text:p>0,06%</text:p>
          </table:table-cell>
          <table:table-cell table:style-name="ce5" table:formula="of:=[.E5]/[.E$12]" office:value-type="percentage" office:value="0.0000214386169519432" calcext:value-type="percentage">
            <text:p>0,00%</text:p>
          </table:table-cell>
          <table:table-cell table:style-name="ce5" table:formula="of:=[.F5]/[.F$12]" office:value-type="percentage" office:value="0.000152896344736364" calcext:value-type="percentage">
            <text:p>0,02%</text:p>
          </table:table-cell>
          <table:table-cell table:style-name="ce5" table:formula="of:=[.G5]/[.G$12]" office:value-type="percentage" office:value="0.000138836092238619" calcext:value-type="percentage">
            <text:p>0,01%</text:p>
          </table:table-cell>
          <table:table-cell table:style-name="ce5" table:formula="of:=[.H5]/[.H$12]" office:value-type="percentage" office:value="0.000000277431142977469" calcext:value-type="percentage">
            <text:p>0,00%</text:p>
          </table:table-cell>
          <table:table-cell table:style-name="ce5" table:formula="of:=[.I5]/[.I$12]" office:value-type="percentage" office:value="0.0000752760420255389" calcext:value-type="percentage">
            <text:p>0,01%</text:p>
          </table:table-cell>
          <table:table-cell table:style-name="ce5" table:formula="of:=[.J5]/[.J$12]" office:value-type="percentage" office:value="0.0000355331216711707" calcext:value-type="percentage">
            <text:p>0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vement</text:p>
          </table:table-cell>
          <table:table-cell/>
          <table:table-cell table:style-name="ce5" table:formula="of:=[.C6]/[.C$12]" office:value-type="percentage" office:value="0.0230881728959221" calcext:value-type="percentage">
            <text:p>2,31%</text:p>
          </table:table-cell>
          <table:table-cell table:style-name="ce5" table:formula="of:=[.D6]/[.D$12]" office:value-type="percentage" office:value="0.0207656983897886" calcext:value-type="percentage">
            <text:p>2,08%</text:p>
          </table:table-cell>
          <table:table-cell table:style-name="ce5" table:formula="of:=[.E6]/[.E$12]" office:value-type="percentage" office:value="0.0341560045278359" calcext:value-type="percentage">
            <text:p>3,42%</text:p>
          </table:table-cell>
          <table:table-cell table:style-name="ce5" table:formula="of:=[.F6]/[.F$12]" office:value-type="percentage" office:value="0.0918705338815047" calcext:value-type="percentage">
            <text:p>9,19%</text:p>
          </table:table-cell>
          <table:table-cell table:style-name="ce5" table:formula="of:=[.G6]/[.G$12]" office:value-type="percentage" office:value="0.0903403790801954" calcext:value-type="percentage">
            <text:p>9,03%</text:p>
          </table:table-cell>
          <table:table-cell table:style-name="ce5" table:formula="of:=[.H6]/[.H$12]" office:value-type="percentage" office:value="0.00082202847664224" calcext:value-type="percentage">
            <text:p>0,08%</text:p>
          </table:table-cell>
          <table:table-cell table:style-name="ce5" table:formula="of:=[.I6]/[.I$12]" office:value-type="percentage" office:value="0.00510124627652435" calcext:value-type="percentage">
            <text:p>0,51%</text:p>
          </table:table-cell>
          <table:table-cell table:style-name="ce5" table:formula="of:=[.J6]/[.J$12]" office:value-type="percentage" office:value="0.00308946087611233" calcext:value-type="percentage">
            <text:p>0,3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</text:p>
          </table:table-cell>
          <table:table-cell/>
          <table:table-cell table:style-name="ce5" table:formula="of:=[.C7]/[.C$12]" office:value-type="percentage" office:value="0.0518173056313364" calcext:value-type="percentage">
            <text:p>5,18%</text:p>
          </table:table-cell>
          <table:table-cell table:style-name="ce5" table:formula="of:=[.D7]/[.D$12]" office:value-type="percentage" office:value="0.0582793114322549" calcext:value-type="percentage">
            <text:p>5,83%</text:p>
          </table:table-cell>
          <table:table-cell table:style-name="ce5" table:formula="of:=[.E7]/[.E$12]" office:value-type="percentage" office:value="0.0379677906218914" calcext:value-type="percentage">
            <text:p>3,80%</text:p>
          </table:table-cell>
          <table:table-cell table:style-name="ce5" table:formula="of:=[.F7]/[.F$12]" office:value-type="percentage" office:value="0.314705570436743" calcext:value-type="percentage">
            <text:p>31,47%</text:p>
          </table:table-cell>
          <table:table-cell table:style-name="ce5" table:formula="of:=[.G7]/[.G$12]" office:value-type="percentage" office:value="0.579314664240657" calcext:value-type="percentage">
            <text:p>57,93%</text:p>
          </table:table-cell>
          <table:table-cell table:style-name="ce5" table:formula="of:=[.H7]/[.H$12]" office:value-type="percentage" office:value="0.00647607517052305" calcext:value-type="percentage">
            <text:p>0,65%</text:p>
          </table:table-cell>
          <table:table-cell table:style-name="ce5" table:formula="of:=[.I7]/[.I$12]" office:value-type="percentage" office:value="0.0439624034007246" calcext:value-type="percentage">
            <text:p>4,40%</text:p>
          </table:table-cell>
          <table:table-cell table:style-name="ce5" table:formula="of:=[.J7]/[.J$12]" office:value-type="percentage" office:value="0.0109557257303977" calcext:value-type="percentage">
            <text:p>1,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table:style-name="ce5" table:formula="of:=[.C8]/[.C$12]" office:value-type="percentage" office:value="0.00956915997276265" calcext:value-type="percentage">
            <text:p>0,96%</text:p>
          </table:table-cell>
          <table:table-cell table:style-name="ce5" table:formula="of:=[.D8]/[.D$12]" office:value-type="percentage" office:value="0.0125212188707152" calcext:value-type="percentage">
            <text:p>1,25%</text:p>
          </table:table-cell>
          <table:table-cell table:style-name="ce5" table:formula="of:=[.E8]/[.E$12]" office:value-type="percentage" office:value="0" calcext:value-type="percentage">
            <text:p>0,00%</text:p>
          </table:table-cell>
          <table:table-cell table:style-name="ce5" table:formula="of:=[.F8]/[.F$12]" office:value-type="percentage" office:value="0.00505924245391477" calcext:value-type="percentage">
            <text:p>0,51%</text:p>
          </table:table-cell>
          <table:table-cell table:style-name="ce5" table:formula="of:=[.G8]/[.G$12]" office:value-type="percentage" office:value="0.00140787781714178" calcext:value-type="percentage">
            <text:p>0,14%</text:p>
          </table:table-cell>
          <table:table-cell table:style-name="ce5" table:formula="of:=[.H8]/[.H$12]" office:value-type="percentage" office:value="0.837708884843326" calcext:value-type="percentage">
            <text:p>83,77%</text:p>
          </table:table-cell>
          <table:table-cell table:style-name="ce5" table:formula="of:=[.I8]/[.I$12]" office:value-type="percentage" office:value="0.0235928657429885" calcext:value-type="percentage">
            <text:p>2,36%</text:p>
          </table:table-cell>
          <table:table-cell table:style-name="ce5" table:formula="of:=[.J8]/[.J$12]" office:value-type="percentage" office:value="0.0147500869120949" calcext:value-type="percentage">
            <text:p>1,4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style-name="ce5" table:formula="of:=[.C9]/[.C$12]" office:value-type="percentage" office:value="0.0227536113545332" calcext:value-type="percentage">
            <text:p>2,28%</text:p>
          </table:table-cell>
          <table:table-cell table:style-name="ce5" table:formula="of:=[.D9]/[.D$12]" office:value-type="percentage" office:value="0.0189395052676815" calcext:value-type="percentage">
            <text:p>1,89%</text:p>
          </table:table-cell>
          <table:table-cell table:style-name="ce5" table:formula="of:=[.E9]/[.E$12]" office:value-type="percentage" office:value="0.0190117655129832" calcext:value-type="percentage">
            <text:p>1,90%</text:p>
          </table:table-cell>
          <table:table-cell table:style-name="ce5" table:formula="of:=[.F9]/[.F$12]" office:value-type="percentage" office:value="0.00840279273306445" calcext:value-type="percentage">
            <text:p>0,84%</text:p>
          </table:table-cell>
          <table:table-cell table:style-name="ce5" table:formula="of:=[.G9]/[.G$12]" office:value-type="percentage" office:value="0.00682248541444791" calcext:value-type="percentage">
            <text:p>0,68%</text:p>
          </table:table-cell>
          <table:table-cell table:style-name="ce5" table:formula="of:=[.H9]/[.H$12]" office:value-type="percentage" office:value="0.0121392770921221" calcext:value-type="percentage">
            <text:p>1,21%</text:p>
          </table:table-cell>
          <table:table-cell table:style-name="ce5" table:formula="of:=[.I9]/[.I$12]" office:value-type="percentage" office:value="0.393564256864159" calcext:value-type="percentage">
            <text:p>39,36%</text:p>
          </table:table-cell>
          <table:table-cell table:style-name="ce5" table:formula="of:=[.J9]/[.J$12]" office:value-type="percentage" office:value="0.00787970981924205" calcext:value-type="percentage">
            <text:p>0,7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table:style-name="ce5" table:formula="of:=[.C10]/[.C$12]" office:value-type="percentage" office:value="0.0123383876014657" calcext:value-type="percentage">
            <text:p>1,23%</text:p>
          </table:table-cell>
          <table:table-cell table:style-name="ce5" table:formula="of:=[.D10]/[.D$12]" office:value-type="percentage" office:value="0.00738738409551808" calcext:value-type="percentage">
            <text:p>0,74%</text:p>
          </table:table-cell>
          <table:table-cell table:style-name="ce5" table:formula="of:=[.E10]/[.E$12]" office:value-type="percentage" office:value="0.0148269474839639" calcext:value-type="percentage">
            <text:p>1,48%</text:p>
          </table:table-cell>
          <table:table-cell table:style-name="ce5" table:formula="of:=[.F10]/[.F$12]" office:value-type="percentage" office:value="0.00357517197585669" calcext:value-type="percentage">
            <text:p>0,36%</text:p>
          </table:table-cell>
          <table:table-cell table:style-name="ce5" table:formula="of:=[.G10]/[.G$12]" office:value-type="percentage" office:value="0.000927717849575308" calcext:value-type="percentage">
            <text:p>0,09%</text:p>
          </table:table-cell>
          <table:table-cell table:style-name="ce5" table:formula="of:=[.H10]/[.H$12]" office:value-type="percentage" office:value="0.00225523776126384" calcext:value-type="percentage">
            <text:p>0,23%</text:p>
          </table:table-cell>
          <table:table-cell table:style-name="ce5" table:formula="of:=[.I10]/[.I$12]" office:value-type="percentage" office:value="0.00572257233768753" calcext:value-type="percentage">
            <text:p>0,57%</text:p>
          </table:table-cell>
          <table:table-cell table:style-name="ce5" table:formula="of:=[.J10]/[.J$12]" office:value-type="percentage" office:value="0.0531546689561521" calcext:value-type="percentage">
            <text:p>5,32%</text:p>
          </table:table-cell>
          <table:table-cell table:number-columns-repeated="4"/>
        </table:table-row>
        <table:table-row table:style-name="ro2" table:number-rows-repeated="5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2" office:value-type="string" calcext:value-type="string">
            <text:p>variou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uilding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600660" calcext:value-type="float">
            <text:p>5600660</text:p>
          </table:table-cell>
          <table:table-cell office:value-type="float" office:value="190574" calcext:value-type="float">
            <text:p>190574</text:p>
          </table:table-cell>
          <table:table-cell office:value-type="float" office:value="92294" calcext:value-type="float">
            <text:p>92294</text:p>
          </table:table-cell>
          <table:table-cell office:value-type="float" office:value="483589" calcext:value-type="float">
            <text:p>483589</text:p>
          </table:table-cell>
          <table:table-cell office:value-type="float" office:value="830176" calcext:value-type="float">
            <text:p>830176</text:p>
          </table:table-cell>
          <table:table-cell office:value-type="float" office:value="273625" calcext:value-type="float">
            <text:p>273625</text:p>
          </table:table-cell>
          <table:table-cell office:value-type="float" office:value="485226" calcext:value-type="float">
            <text:p>485226</text:p>
          </table:table-cell>
          <table:table-cell office:value-type="float" office:value="419981" calcext:value-type="float">
            <text:p>41998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39317" calcext:value-type="float">
            <text:p>339317</text:p>
          </table:table-cell>
          <table:table-cell office:value-type="float" office:value="248058" calcext:value-type="float">
            <text:p>248058</text:p>
          </table:table-cell>
          <table:table-cell office:value-type="float" office:value="1988" calcext:value-type="float">
            <text:p>1988</text:p>
          </table:table-cell>
          <table:table-cell office:value-type="float" office:value="41327" calcext:value-type="float">
            <text:p>41327</text:p>
          </table:table-cell>
          <table:table-cell office:value-type="float" office:value="112762" calcext:value-type="float">
            <text:p>112762</text:p>
          </table:table-cell>
          <table:table-cell office:value-type="float" office:value="14934" calcext:value-type="float">
            <text:p>14934</text:p>
          </table:table-cell>
          <table:table-cell office:value-type="float" office:value="34335" calcext:value-type="float">
            <text:p>34335</text:p>
          </table:table-cell>
          <table:table-cell office:value-type="float" office:value="26431" calcext:value-type="float">
            <text:p>2643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vemen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6889" calcext:value-type="float">
            <text:p>56889</text:p>
          </table:table-cell>
          <table:table-cell office:value-type="float" office:value="1597" calcext:value-type="float">
            <text:p>1597</text:p>
          </table:table-cell>
          <table:table-cell office:value-type="float" office:value="5037" calcext:value-type="float">
            <text:p>5037</text:p>
          </table:table-cell>
          <table:table-cell office:value-type="float" office:value="64645" calcext:value-type="float">
            <text:p>64645</text:p>
          </table:table-cell>
          <table:table-cell office:value-type="float" office:value="115113" calcext:value-type="float">
            <text:p>115113</text:p>
          </table:table-cell>
          <table:table-cell office:value-type="float" office:value="575" calcext:value-type="float">
            <text:p>575</text:p>
          </table:table-cell>
          <table:table-cell office:value-type="float" office:value="353" calcext:value-type="float">
            <text:p>353</text:p>
          </table:table-cell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oad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8396" calcext:value-type="float">
            <text:p>208396</text:p>
          </table:table-cell>
          <table:table-cell office:value-type="float" office:value="10899" calcext:value-type="float">
            <text:p>10899</text:p>
          </table:table-cell>
          <table:table-cell office:value-type="float" office:value="4906" calcext:value-type="float">
            <text:p>4906</text:p>
          </table:table-cell>
          <table:table-cell office:value-type="float" office:value="273673" calcext:value-type="float">
            <text:p>273673</text:p>
          </table:table-cell>
          <table:table-cell office:value-type="float" office:value="1303240" calcext:value-type="float">
            <text:p>1303240</text:p>
          </table:table-cell>
          <table:table-cell office:value-type="float" office:value="22835" calcext:value-type="float">
            <text:p>22835</text:p>
          </table:table-cell>
          <table:table-cell office:value-type="float" office:value="30996" calcext:value-type="float">
            <text:p>30996</text:p>
          </table:table-cell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ky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2371" calcext:value-type="float">
            <text:p>82371</text:p>
          </table:table-cell>
          <table:table-cell office:value-type="float" office:value="5201" calcext:value-type="float">
            <text:p>5201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5827" calcext:value-type="float">
            <text:p>5827</text:p>
          </table:table-cell>
          <table:table-cell office:value-type="float" office:value="1573180" calcext:value-type="float">
            <text:p>1573180</text:p>
          </table:table-cell>
          <table:table-cell office:value-type="float" office:value="18088" calcext:value-type="float">
            <text:p>18088</text:p>
          </table:table-cell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egetation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75106" calcext:value-type="float">
            <text:p>175106</text:p>
          </table:table-cell>
          <table:table-cell office:value-type="float" office:value="13007" calcext:value-type="float">
            <text:p>13007</text:p>
          </table:table-cell>
          <table:table-cell office:value-type="float" office:value="4409" calcext:value-type="float">
            <text:p>4409</text:p>
          </table:table-cell>
          <table:table-cell office:value-type="float" office:value="12254" calcext:value-type="float">
            <text:p>12254</text:p>
          </table:table-cell>
          <table:table-cell office:value-type="float" office:value="27299" calcext:value-type="float">
            <text:p>27299</text:p>
          </table:table-cell>
          <table:table-cell office:value-type="float" office:value="30634" calcext:value-type="float">
            <text:p>30634</text:p>
          </table:table-cell>
          <table:table-cell office:value-type="float" office:value="636173" calcext:value-type="float">
            <text:p>636173</text:p>
          </table:table-cell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indow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21213" calcext:value-type="float">
            <text:p>121213</text:p>
          </table:table-cell>
          <table:table-cell office:value-type="float" office:value="6873" calcext:value-type="float">
            <text:p>6873</text:p>
          </table:table-cell>
          <table:table-cell office:value-type="float" office:value="3240" calcext:value-type="float">
            <text:p>3240</text:p>
          </table:table-cell>
          <table:table-cell office:value-type="float" office:value="4866" calcext:value-type="float">
            <text:p>4866</text:p>
          </table:table-cell>
          <table:table-cell office:value-type="float" office:value="3352" calcext:value-type="float">
            <text:p>3352</text:p>
          </table:table-cell>
          <table:table-cell office:value-type="float" office:value="5340" calcext:value-type="float">
            <text:p>5340</text:p>
          </table:table-cell>
          <table:table-cell office:value-type="float" office:value="4062" calcext:value-type="float">
            <text:p>4062</text:p>
          </table:table-cell>
          <table:table-cell office:value-type="float" office:value="49860" calcext:value-type="float">
            <text:p>49860</text:p>
          </table:table-cell>
          <table:table-cell table:number-columns-repeated="4"/>
        </table:table-row>
        <table:table-row table:style-name="ro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2" office:value-type="string" calcext:value-type="string">
            <text:p>variou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uilding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086090" calcext:value-type="float">
            <text:p>6086090</text:p>
          </table:table-cell>
          <table:table-cell office:value-type="float" office:value="547109" calcext:value-type="float">
            <text:p>547109</text:p>
          </table:table-cell>
          <table:table-cell office:value-type="float" office:value="109782" calcext:value-type="float">
            <text:p>109782</text:p>
          </table:table-cell>
          <table:table-cell office:value-type="float" office:value="355944" calcext:value-type="float">
            <text:p>355944</text:p>
          </table:table-cell>
          <table:table-cell office:value-type="float" office:value="489130" calcext:value-type="float">
            <text:p>489130</text:p>
          </table:table-cell>
          <table:table-cell office:value-type="float" office:value="212343" calcext:value-type="float">
            <text:p>212343</text:p>
          </table:table-cell>
          <table:table-cell office:value-type="float" office:value="770428" calcext:value-type="float">
            <text:p>770428</text:p>
          </table:table-cell>
          <table:table-cell office:value-type="float" office:value="496912" calcext:value-type="float">
            <text:p>49691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9137" calcext:value-type="float">
            <text:p>49137</text:p>
          </table:table-cell>
          <table:table-cell office:value-type="float" office:value="123950" calcext:value-type="float">
            <text:p>123950</text:p>
          </table:table-cell>
          <table:table-cell office:value-type="float" office:value="4442" calcext:value-type="float">
            <text:p>4442</text:p>
          </table:table-cell>
          <table:table-cell office:value-type="float" office:value="4805" calcext:value-type="float">
            <text:p>4805</text:p>
          </table:table-cell>
          <table:table-cell office:value-type="float" office:value="15510" calcext:value-type="float">
            <text:p>15510</text:p>
          </table:table-cell>
          <table:table-cell office:value-type="float" office:value="5884" calcext:value-type="float">
            <text:p>5884</text:p>
          </table:table-cell>
          <table:table-cell office:value-type="float" office:value="35645" calcext:value-type="float">
            <text:p>35645</text:p>
          </table:table-cell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or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avemen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59799" calcext:value-type="float">
            <text:p>259799</text:p>
          </table:table-cell>
          <table:table-cell office:value-type="float" office:value="24545" calcext:value-type="float">
            <text:p>24545</text:p>
          </table:table-cell>
          <table:table-cell office:value-type="float" office:value="2929" calcext:value-type="float">
            <text:p>2929</text:p>
          </table:table-cell>
          <table:table-cell office:value-type="float" office:value="76559" calcext:value-type="float">
            <text:p>76559</text:p>
          </table:table-cell>
          <table:table-cell office:value-type="float" office:value="292224" calcext:value-type="float">
            <text:p>292224</text:p>
          </table:table-cell>
          <table:table-cell office:value-type="float" office:value="2388" calcext:value-type="float">
            <text:p>2388</text:p>
          </table:table-cell>
          <table:table-cell office:value-type="float" office:value="12455" calcext:value-type="float">
            <text:p>12455</text:p>
          </table:table-cell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oad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2354" calcext:value-type="float">
            <text:p>502354</text:p>
          </table:table-cell>
          <table:table-cell office:value-type="float" office:value="62469" calcext:value-type="float">
            <text:p>62469</text:p>
          </table:table-cell>
          <table:table-cell office:value-type="float" office:value="3949" calcext:value-type="float">
            <text:p>3949</text:p>
          </table:table-cell>
          <table:table-cell office:value-type="float" office:value="210026" calcext:value-type="float">
            <text:p>210026</text:p>
          </table:table-cell>
          <table:table-cell office:value-type="float" office:value="1308840" calcext:value-type="float">
            <text:p>1308840</text:p>
          </table:table-cell>
          <table:table-cell office:value-type="float" office:value="508" calcext:value-type="float">
            <text:p>508</text:p>
          </table:table-cell>
          <table:table-cell office:value-type="float" office:value="79383" calcext:value-type="float">
            <text:p>79383</text:p>
          </table:table-cell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ky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8884" calcext:value-type="float">
            <text:p>48884</text:p>
          </table:table-cell>
          <table:table-cell office:value-type="float" office:value="10562" calcext:value-type="float">
            <text:p>1056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21" calcext:value-type="float">
            <text:p>521</text:p>
          </table:table-cell>
          <table:table-cell office:value-type="float" office:value="1446340" calcext:value-type="float">
            <text:p>1446340</text:p>
          </table:table-cell>
          <table:table-cell office:value-type="float" office:value="41148" calcext:value-type="float">
            <text:p>41148</text:p>
          </table:table-cell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egetation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6993" calcext:value-type="float">
            <text:p>136993</text:p>
          </table:table-cell>
          <table:table-cell office:value-type="float" office:value="10836" calcext:value-type="float">
            <text:p>10836</text:p>
          </table:table-cell>
          <table:table-cell office:value-type="float" office:value="25" calcext:value-type="float">
            <text:p>25</text:p>
          </table:table-cell>
          <table:table-cell office:value-type="float" office:value="661" calcext:value-type="float">
            <text:p>661</text:p>
          </table:table-cell>
          <table:table-cell office:value-type="float" office:value="3463" calcext:value-type="float">
            <text:p>3463</text:p>
          </table:table-cell>
          <table:table-cell office:value-type="float" office:value="13122" calcext:value-type="float">
            <text:p>13122</text:p>
          </table:table-cell>
          <table:table-cell office:value-type="float" office:value="351972" calcext:value-type="float">
            <text:p>351972</text:p>
          </table:table-cell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indow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8026" calcext:value-type="float">
            <text:p>48026</text:p>
          </table:table-cell>
          <table:table-cell office:value-type="float" office:value="2427" calcext:value-type="float">
            <text:p>2427</text:p>
          </table:table-cell>
          <table:table-cell office:value-type="float" office:value="218" calcext:value-type="float">
            <text:p>218</text:p>
          </table:table-cell>
          <table:table-cell office:value-type="float" office:value="629" calcext:value-type="float">
            <text:p>629</text:p>
          </table:table-cell>
          <table:table-cell office:value-type="float" office:value="831" calcext:value-type="float">
            <text:p>831</text:p>
          </table:table-cell>
          <table:table-cell office:value-type="float" office:value="2789" calcext:value-type="float">
            <text:p>2789</text:p>
          </table:table-cell>
          <table:table-cell office:value-type="float" office:value="10306" calcext:value-type="float">
            <text:p>10306</text:p>
          </table:table-cell>
          <table:table-cell office:value-type="float" office:value="5489" calcext:value-type="float">
            <text:p>5489</text:p>
          </table:table-cell>
          <table:table-cell table:number-columns-repeated="4"/>
        </table:table-row>
        <calcext:conditional-formats>
          <calcext:conditional-format calcext:target-range-address="Tabelle1.C20:Tabelle1.J2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66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.00.0000</text:date>, <text:time style:data-style-name="N2" text:time-value="0000-00-00T19:10:38.1950187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19:10:06.655282778</dc:date>
    <meta:generator>LibreOffice/4.1.6.2$Linux_X86_64 LibreOffice_project/410m0$Build-2</meta:generator>
    <meta:editing-duration>PT2M25S</meta:editing-duration>
    <meta:editing-cycles>3</meta:editing-cycles>
    <meta:document-statistic meta:table-count="1" meta:cell-count="379" meta:object-count="0"/>
  </office:meta>
</office:document-meta>
</file>